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bb0b" officeooo:paragraph-rsid="0013bb0b"/>
    </style:style>
    <style:style style:name="P2" style:family="paragraph" style:parent-style-name="Standard">
      <style:text-properties fo:font-weight="bold" officeooo:rsid="0013bb0b" officeooo:paragraph-rsid="0013bb0b" style:font-weight-asian="bold" style:font-weight-complex="bold"/>
    </style:style>
    <style:style style:name="P3" style:family="paragraph" style:parent-style-name="Standard">
      <style:text-properties fo:font-size="13pt" officeooo:rsid="0013bb0b" officeooo:paragraph-rsid="0013bb0b" style:font-size-asian="13pt" style:font-size-complex="13pt"/>
    </style:style>
    <style:style style:name="P4" style:family="paragraph" style:parent-style-name="Standard">
      <style:text-properties fo:color="#6666ff" officeooo:rsid="0013bb0b" officeooo:paragraph-rsid="0013bb0b"/>
    </style:style>
    <style:style style:name="P5" style:family="paragraph" style:parent-style-name="Standard">
      <style:text-properties fo:color="#6666ff" fo:font-size="13pt" officeooo:rsid="0013bb0b" officeooo:paragraph-rsid="0013bb0b" style:font-size-asian="13pt" style:font-size-complex="13pt"/>
    </style:style>
    <style:style style:name="T1" style:family="text">
      <style:text-properties fo:color="#6666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s Tema 1.</text:p>
      <text:p text:style-name="P1"/>
      <text:p text:style-name="P3">1. Busca información sobre la guerra de los navegadores. Investiga y comenta con el</text:p>
      <text:p text:style-name="P3">compañero cual es la situación actual.</text:p>
      <text:p text:style-name="P4"/>
      <text:p text:style-name="P4">La guerra de ordenadores es la competencia entre los navegadores web por el dominio del mercado.</text:p>
      <text:p text:style-name="P1"><text:span text:style-name="T1">La guerra de ordenadores esta centrada en la licha por el navegador Internet Explorer, Mozilla Firefox, Opera, Sagfari y Google Chrome. </text:span></text:p>
      <text:p text:style-name="P1"><text:span text:style-name="T1">Según las últimas encuestas Google Chrome sigue siendo el favorito de los usuarios, seguido de Mozilla Firefox.</text:span></text:p>
      <text:p text:style-name="P1"><text:span text:style-name="T1"/></text:p>
      <text:p text:style-name="P3">2. ¿Crees que ha aportado algo las guerras comerciales entre navegadores?</text:p>
      <text:p text:style-name="P3"/>
      <text:p text:style-name="P5">Si, considero que si un navegador se hace famoso por sus caracteristicas, el resto de competidores pueden aprender de él e implementar mejoras.</text:p>
      <text:p text:style-name="P5"/>
      <text:p text:style-name="P5">Al principio Internet Explorer era uno de los navegadores más usados, y como no ha sabido evolucionar del todo bien, han habido otros navegadores que han sido mejorados y se han desarrollado de manera que han llegado a ser mejores que por ejemplo, en este caso, Internet Explorer.</text:p>
      <text:p text:style-name="P3"/>
      <text:p text:style-name="P3">3. La tecnología Flash está siendo sustituida progresivamente por capacidades similares dentro del estándar HTML5. Investiga cual es el soporte que propone HTML5 para la visualización de contenidos multimedia (puede consultarse la página del estándar HTML5 del W3c).</text:p>
      <text:p text:style-name="P3"/>
      <text:p text:style-name="P5">El soporte que HTML5 ofrece para integrar archivos multimedia son los elementos &lt;audio&gt; y &lt;video&gt;.</text:p>
      <text:p text:style-name="P5">Se puede integrar fácilmente archivos de este tipo en nuestra página web con los elementos mencionados anteriormente.</text:p>
      <text:p text:style-name="P3"/>
      <text:p text:style-name="P3">4. Implementa los ejemplos propuestos en el tema y pruébalos con los navegadores web más</text:p>
      <text:p text:style-name="P3">utilizados (Chrome,Internet Explore, Mozilla Firefox y Oper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upo-7k </meta:initial-creator>
    <meta:creation-date>2017-09-20T17:04:08.011850502</meta:creation-date>
    <dc:date>2017-09-20T17:16:53.092731274</dc:date>
    <dc:creator>Grupo-7k </dc:creator>
    <meta:editing-duration>P0D</meta:editing-duration>
    <meta:editing-cycles>1</meta:editing-cycles>
    <meta:document-statistic meta:table-count="0" meta:image-count="0" meta:object-count="0" meta:page-count="1" meta:paragraph-count="14" meta:word-count="251" meta:character-count="1616" meta:non-whitespace-character-count="1370"/>
    <meta:generator>LibreOffice/4.2.8.2$Linux_x86 LibreOffice_project/420m0$Build-2</meta:generator>
  </office:meta>
</office:document-meta>
</file>